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64126233E49D4545.png" manifest:media-type="image/png"/>
  <manifest:file-entry manifest:full-path="Pictures/100005810000031A0000031A90A9BB170713D465.svg" manifest:media-type="image/svg+xml"/>
  <manifest:file-entry manifest:full-path="Pictures/100000010000001E0000001E125521C621B2706B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10022dc7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6ac771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daa4aef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text-properties officeooo:paragraph-rsid="0faa7fc1"/>
    </style:style>
    <style:style style:name="P66" style:family="paragraph" style:parent-style-name="Footnote">
      <style:text-properties officeooo:paragraph-rsid="0fb1c99e"/>
    </style:style>
    <style:style style:name="P67" style:family="paragraph" style:parent-style-name="Standard">
      <style:text-properties officeooo:paragraph-rsid="0fb43033"/>
    </style:style>
    <style:style style:name="P68" style:family="paragraph" style:parent-style-name="Standard">
      <style:text-properties officeooo:paragraph-rsid="0fb7f9a9"/>
    </style:style>
    <style:style style:name="P69" style:family="paragraph" style:parent-style-name="Standard">
      <style:text-properties officeooo:paragraph-rsid="0fc6bee0"/>
    </style:style>
    <style:style style:name="P70" style:family="paragraph" style:parent-style-name="Standard">
      <style:text-properties officeooo:paragraph-rsid="0fd6edde"/>
    </style:style>
    <style:style style:name="P71" style:family="paragraph" style:parent-style-name="Footnote">
      <style:text-properties officeooo:paragraph-rsid="0fe5d76c"/>
    </style:style>
    <style:style style:name="P72" style:family="paragraph" style:parent-style-name="Footnote">
      <style:text-properties officeooo:paragraph-rsid="0fec2fd1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Footnote">
      <style:text-properties officeooo:paragraph-rsid="0ffc13d1"/>
    </style:style>
    <style:style style:name="P78" style:family="paragraph" style:parent-style-name="Standard">
      <style:text-properties officeooo:paragraph-rsid="1000ee45"/>
    </style:style>
    <style:style style:name="P79" style:family="paragraph" style:parent-style-name="Standard">
      <style:text-properties officeooo:paragraph-rsid="0ff4e587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3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97e6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officeooo:rsid="0fed6741"/>
    </style:style>
    <style:style style:name="T220" style:family="text">
      <style:text-properties fo:language="en" fo:country="GB" officeooo:rsid="0ff024dc"/>
    </style:style>
    <style:style style:name="T221" style:family="text">
      <style:text-properties officeooo:rsid="0fad59bb"/>
    </style:style>
    <style:style style:name="T22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23" style:family="text">
      <style:text-properties style:text-underline-style="solid" style:text-underline-width="auto" style:text-underline-color="font-color" officeooo:rsid="0ff4a399"/>
    </style:style>
    <style:style style:name="T224" style:family="text">
      <style:text-properties officeooo:rsid="0ffa97b0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0"><text:span text:style-name="Strong_20_Emphasis"><text:span text:style-name="T97">Checklist for installing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8"><text:user-field-get text:name="Version">22.04</text:user-field-get></text:span></text:span><text:span text:style-name="Strong_20_Emphasis"><text:span text:style-name="T98"><text:s/></text:span></text:span><text:span text:style-name="Strong_20_Emphasis"><text:span text:style-name="T103">LTS</text:span></text:span><text:span text:style-name="Strong_20_Emphasis"><text:span text:style-name="T99"><text:note text:id="ftn1" text:note-class="footnote"><text:note-citation>1</text:note-citation><text:note-body><text:p text:style-name="P77"><text:span text:style-name="T225">LTS stands for Long-Term Support, and this April </text:span><text:span text:style-name="Strong_20_Emphasis"><text:span text:style-name="T234"><text:user-field-get style:data-style-name="N0" text:name="Releaseyear">2022</text:user-field-get></text:span></text:span><text:span text:style-name="T226"><text:s/></text:span><text:span text:style-name="Strong_20_Emphasis"><text:span text:style-name="T230"><text:user-field-get text:name="Distro">Ubuntu</text:user-field-get></text:span></text:span><text:span text:style-name="T227"><text:s/></text:span><text:span text:style-name="T231"><text:user-field-get text:name="Version">22.04</text:user-field-get></text:span><text:span text:style-name="T231"><text:s/></text:span><text:span text:style-name="T232">LTS</text:span><text:span text:style-name="T231"> </text:span><text:span text:style-name="Strong_20_Emphasis"><text:span text:style-name="T233"><text:user-field-get text:name="Edition">Server</text:user-field-get></text:span></text:span><text:span text:style-name="T225"><text:s/>(codename jammy) will be supported for 5 years until April 2027, and with an Ubuntu </text:span><text:span text:style-name="T228">P</text:span><text:span text:style-name="T225">ro subscription (free for personal use) for 1</text:span><text:span text:style-name="T229">0</text:span><text:span text:style-name="T225"> years until April 203</text:span><text:span text:style-name="T229">2</text:span><text:span text:style-name="T225">.</text:span></text:p></text:note-body></text:note></text:span></text:span><text:span text:style-name="Strong_20_Emphasis"><text:span text:style-name="T100"> </text:span></text:span><text:span text:style-name="Strong_20_Emphasis"><text:span text:style-name="T101"><text:user-field-get text:name="Edition">Server</text:user-field-get></text:span></text:span><text:span text:style-name="Strong_20_Emphasis"><text:span text:style-name="T102">.</text:span></text:span></text:p>
      <text:p text:style-name="P12"/>
      <text:p text:style-name="P4"><text:span text:style-name="T113">Fill in the </text:span><text:span text:style-name="Strong_20_Emphasis"><text:span text:style-name="T66"><text:s/></text:span></text:span><text:span text:style-name="Strong_20_Emphasis"><text:span text:style-name="T41">text box</text:span></text:span><text:span text:style-name="T113"> behind the </text:span><text:span text:style-name="T128">underlined</text:span><text:span text:style-name="T114"> </text:span><text:span text:style-name="T113">words, see [explanation]:</text:span></text:p>
      <text:p text:style-name="P5"><text:span text:style-name="Definition"><text:span text:style-name="T217">user</text:span></text:span><text:span text:style-name="T168"><text:tab/><text:tab/></text:span><text:span text:style-name="T178"> <text:tab/><text:tab/><text:tab/> </text:span><text:span text:style-name="T169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69"><text:s text:c="2"/></text:span><text:span text:style-name="T170">[</text:span><text:span text:style-name="T176">F</text:span><text:span text:style-name="T171">ull </text:span><text:span text:style-name="T179">na</text:span><text:span text:style-name="T181">me,</text:span><text:span text:style-name="T179"> </text:span><text:span text:style-name="T181">e.g.</text:span><text:span text:style-name="T179"> </text:span><text:span text:style-name="T180">J</text:span><text:span text:style-name="T186">ohn Doe</text:span><text:span text:style-name="T185">]</text:span></text:p>
      <text:p text:style-name="P74"><text:span text:style-name="Definition"><text:span text:style-name="T184">USER</text:span></text:span><text:span text:style-name="Definition"><text:span text:style-name="T216">na</text:span></text:span><text:span text:style-name="Definition"><text:span text:style-name="T218">me</text:span></text:span><text:span text:style-name="T183"><text:tab/><text:tab/><text:tab/> </text:span><text:span text:style-name="T183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83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8">j</text:span><text:span text:style-name="T110">oh</text:span><text:span text:style-name="T108">n</text:span><text:span text:style-name="T109">]</text:span></text:p>
      <text:p text:style-name="P5"><text:span text:style-name="Definition"><text:span text:style-name="T220">serv</text:span></text:span><text:span text:style-name="Definition"><text:span text:style-name="T216">ERNA</text:span></text:span><text:span text:style-name="Definition"><text:span text:style-name="T218">me</text:span></text:span><text:span text:style-name="T187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16"><text:s text:c="2"/></text:span><text:span text:style-name="T188">[</text:span><text:span text:style-name="T194">N</text:span><text:span text:style-name="T189">a</text:span><text:span text:style-name="T193">me of the</text:span><text:span text:style-name="T189"> </text:span><text:span text:style-name="T195">server</text:span><text:span text:style-name="T190">, </text:span><text:span text:style-name="T193">e.g.</text:span><text:span text:style-name="T191"> </text:span><text:span text:style-name="T195">sv</text:span><text:span text:style-name="T192">02</text:span><text:span text:style-name="T188">]</text:span></text:p>
      <text:p text:style-name="P5"><text:span text:style-name="Definition"><text:span text:style-name="T197">USER</text:span></text:span><text:span text:style-name="T196"><text:tab/><text:tab/></text:span><text:span text:style-name="T178"> <text:tab/><text:tab/><text:tab/> </text:span><text:span text:style-name="T169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69"><text:s text:c="2"/></text:span><text:span text:style-name="T170">[</text:span><text:span text:style-name="T176">F</text:span><text:span text:style-name="T172">ull </text:span><text:span text:style-name="T173">na</text:span><text:span text:style-name="T174">me</text:span><text:span text:style-name="T173"> possibly </text:span><text:span text:style-name="T177">2</text:span><text:span text:style-name="T210">nd</text:span><text:span text:style-name="T177"> </text:span><text:span text:style-name="T175">user</text:span><text:span text:style-name="T182">]</text:span></text:p>
      <text:p text:style-name="P74"><text:span text:style-name="Definition"><text:span text:style-name="T197">USERN</text:span></text:span><text:span text:style-name="Definition"><text:span text:style-name="T198">a</text:span></text:span><text:span text:style-name="Definition"><text:span text:style-name="T199">me</text:span></text:span><text:span text:style-name="Definition"><text:span text:style-name="T204"><text:tab/><text:tab/><text:tab/> </text:span></text:span><text:span text:style-name="T183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83"><text:s text:c="2"/></text:span><text:span text:style-name="T201">[</text:span><text:span text:style-name="T203">U</text:span><text:span text:style-name="T202">ser</text:span><text:span text:style-name="T200"> </text:span><text:span text:style-name="T206">na</text:span><text:span text:style-name="T207">me</text:span><text:span text:style-name="T206"> possibly </text:span><text:span text:style-name="T209">2</text:span><text:span text:style-name="T211">nd</text:span><text:span text:style-name="T209"> </text:span><text:span text:style-name="T208">user</text:span><text:span text:style-name="T205">]</text:span></text:p>
      <text:p text:style-name="P5"><text:span text:style-name="T111">Replace the </text:span><text:span text:style-name="T127">underlined</text:span><text:span text:style-name="T111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1">.</text:span></text:p>
      <text:p text:style-name="P37"/>
      <text:p text:style-name="P37"/>
      <text:p text:style-name="P85"><text:span text:style-name="T125">Not yet on Linux?</text:span><text:span text:style-name="T116"><text:tab/></text:span><text:span text:style-name="T120"><text:tab/></text:span><text:span text:style-name="T121">Use</text:span><text:span text:style-name="T117"> </text:span><text:span text:style-name="Strong_20_Emphasis"><text:span text:style-name="T129">Checklist </text:span></text:span><text:span text:style-name="Strong_20_Emphasis"><text:span text:style-name="T130">transfer</text:span></text:span><text:span text:style-name="T117"> o</text:span><text:span text:style-name="T118">n</text:span><text:span text:style-name="T117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9"> </text:span><text:span text:style-name="T118">u</text:span><text:span text:style-name="T119">nder </text:span><text:span text:style-name="T126">Linux</text:span><text:span text:style-name="T112">.</text:span></text:p>
      <text:p text:style-name="P85"><text:span text:style-name="T123">New installation?</text:span><text:span text:style-name="T112"><text:tab/></text:span><text:span text:style-name="T120"></text:span><text:span text:style-name="T122"><text:tab/>Start at chapter</text:span><text:span text:style-name="T112"> </text:span><text:span text:style-name="T123"><text:bookmark-ref text:reference-format="page" text:ref-name="__RefNumPara__4009_1271708128">2</text:bookmark-ref></text:span><text:span text:style-name="T112"><text:s text:c="2"/></text:span><text:span text:style-name="T124"><text:bookmark-ref text:reference-format="text" text:ref-name="__RefNumPara__4009_1271708128">Perform installation</text:bookmark-ref></text:span><text:span text:style-name="T115">.</text:span></text:p>
      <text:p text:style-name="P18"/>
      <text:p text:style-name="P18"/>
      <text:list xml:id="list558060292" text:style-name="L1">
        <text:list-item>
          <text:p text:style-name="P82"><text:bookmark-start text:name="__RefNumPara__4083_1271708128"/>Prepar<text:span text:style-name="T221">e</text:span> installatio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2"><text:span text:style-name="User_20_Entry"><text:span text:style-name="T68">Login any additional </text:span></text:span><text:span text:style-name="Definition"><text:span text:style-name="T215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2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8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4" office:value-type="string">
            <text:p text:style-name="P69"><text:span text:style-name="User_20_Entry"><text:span text:style-name="T8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9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6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8"/>
      <text:list xml:id="list132648383540554" text:continue-numbering="true" text:style-name="L1">
        <text:list-item>
          <text:p text:style-name="P83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48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0"><text:span text:style-name="T131">Boot the computer from</text:span><text:span text:style-name="T135"><text:note text:id="ftn4" text:note-class="footnote"><text:note-citation>1</text:note-citation><text:note-body><text:p text:style-name="P73"><text:span text:style-name="T81">Boot menu/Setup via one of the </text:span><text:span text:style-name="T82">f</text:span><text:span text:style-name="T81">requently used keys:</text:span><text:span text:style-name="T216"> </text:span><text:span text:style-name="T222">Esc</text:span><text:span text:style-name="T216">, </text:span><text:span text:style-name="T222">Delete</text:span><text:span text:style-name="T216">, </text:span><text:span text:style-name="T222">F1</text:span><text:span text:style-name="T216">, </text:span><text:span text:style-name="T222">F2</text:span><text:span text:style-name="T216">, </text:span><text:span text:style-name="T222">F9</text:span><text:span text:style-name="T216">, </text:span><text:span text:style-name="T222">F10</text:span><text:span text:style-name="T216">, </text:span><text:span text:style-name="T222">F11</text:span><text:span text:style-name="T216">, </text:span><text:span text:style-name="T219">or </text:span><text:span text:style-name="T222">F12</text:span><text:span text:style-name="T216">.</text:span></text:p></text:note-body></text:note></text:span><text:span text:style-name="T131"> an</text:span><text:span text:style-name="T133"> </text:span><text:span text:style-name="Strong_20_Emphasis"><text:span text:style-name="T106"><text:user-field-get text:name="Distro">Ubuntu</text:user-field-get></text:span></text:span><text:span text:style-name="T134"><text:s/></text:span><text:span text:style-name="T107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6"><text:span text:style-name="T17">From a Live USB stick you can boot and work with </text:span><text:span text:style-name="Strong_20_Emphasis"><text:span text:style-name="T136"><text:user-field-get text:name="Distro">Ubuntu</text:user-field-get></text:span></text:span><text:span text:style-name="Strong_20_Emphasis"><text:span text:style-name="T136"><text:s/></text:span></text:span><text:span text:style-name="T17">without modifying any files on the hard drive and also allows installation of </text:span><text:span text:style-name="Strong_20_Emphasis"><text:span text:style-name="T136"><text:user-field-get text:name="Distro">Ubuntu</text:user-field-get></text:span></text:span><text:span text:style-name="Strong_20_Emphasis"><text:span text:style-name="T136">.</text:span></text:span></text:p></text:note-body></text:note></text:span><text:span text:style-name="T131"> USB stick</text:span><text:span text:style-name="T62"><text:note text:id="ftn6" text:note-class="footnote"><text:note-citation>3</text:note-citation><text:note-body><text:p text:style-name="P72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12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71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3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2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><text:span text:style-name="Strong_20_Emphasis"><text:span text:style-name="T65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47">At</text:span><text:span text:style-name="T146"> </text:span><text:span text:style-name="Strong_20_Emphasis"><text:span text:style-name="T150">Profile setup</text:span></text:span><text:span text:style-name="Strong_20_Emphasis"><text:span text:style-name="T144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14"><text:span text:style-name="T155">Enter</text:span><text:span text:style-name="T151"> </text:span><text:span text:style-name="Strong_20_Emphasis"><text:span text:style-name="T150">Your</text:span></text:span><text:span text:style-name="Strong_20_Emphasis"><text:span text:style-name="T152"> n</text:span></text:span><text:span text:style-name="Strong_20_Emphasis"><text:span text:style-name="T153">a</text:span></text:span><text:span text:style-name="Strong_20_Emphasis"><text:span text:style-name="T150">me</text:span></text:span><text:span text:style-name="Strong_20_Emphasis"><text:span text:style-name="T157"> </text:span></text:span><text:span text:style-name="Definition"><text:span text:style-name="T4">user</text:span></text:span><text:span text:style-name="Strong_20_Emphasis"><text:span text:style-name="T158">, <text:line-break/></text:span></text:span><text:span text:style-name="Strong_20_Emphasis"><text:span text:style-name="T150">Your server</text:span></text:span><text:span text:style-name="Strong_20_Emphasis"><text:span text:style-name="T160">'</text:span></text:span><text:span text:style-name="Strong_20_Emphasis"><text:span text:style-name="T161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7">,<text:line-break/></text:span></text:span><text:span text:style-name="Strong_20_Emphasis"><text:span text:style-name="T154">Pick a username</text:span></text:span><text:span text:style-name="Strong_20_Emphasis"><text:span text:style-name="T157"> </text:span></text:span><text:span text:style-name="Definition"><text:span text:style-name="T4">username</text:span></text:span><text:span text:style-name="Strong_20_Emphasis"><text:span text:style-name="T157">, </text:span></text:span><text:span text:style-name="Strong_20_Emphasis"><text:span text:style-name="T159">and</text:span></text:span><text:span text:style-name="Strong_20_Emphasis"><text:span text:style-name="T157"><text:line-break/></text:span></text:span><text:span text:style-name="Strong_20_Emphasis"><text:span text:style-name="T145">enter a </text:span></text:span><text:span text:style-name="Strong_20_Emphasis"><text:span text:style-name="T148">password</text:span></text:span><text:span text:style-name="Strong_20_Emphasis"><text:span text:style-name="T145"> twice</text:span></text:span><text:span text:style-name="Strong_20_Emphasis"><text:span text:style-name="T156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132647509025204" text:continue-numbering="true" text:style-name="L1">
        <text:list-item>
          <text:p text:style-name="P81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7"><draw:control text:anchor-type="as-char" draw:z-index="21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3">Add any additional </text:span></text:span><text:span text:style-name="Strong_20_Emphasis"><text:span text:style-name="T95">user</text:span></text:span><text:span text:style-name="Strong_20_Emphasis"><text:span text:style-name="T93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useradd --create-home --comm<text:span text:style-name="T224">e</text:span>n<text:span text:style-name="T224">t</text:span> <text:span text:style-name="T142">'</text:span><text:span text:style-name="T143">user</text:span><text:span text:style-name="T142">' [--groups adm,sudo] </text:span><text:span text:style-name="T143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passwd <text:span text:style-name="T223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2"><text:span text:style-name="Strong_20_Emphasis"><text:span text:style-name="T67"><draw:control text:anchor-type="as-char" draw:z-index="22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8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9"><text:span text:style-name="User_20_Entry"><text:span text:style-name="T8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9"><text:span text:style-name="User_20_Entry"><text:span text:style-name="T8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5"><text:span text:style-name="User_20_Entry"><text:span text:style-name="T8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69"><text:span text:style-name="User_20_Entry"><text:span text:style-name="T8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5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6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4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8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6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20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39"><text:span text:style-name="Strong_20_Emphasis"><text:span text:style-name="T22"><text:tab/></text:span></text:span></text:p>
      <text:p text:style-name="P40"><text:span text:style-name="Strong_20_Emphasis"><text:span text:style-name="T34"/></text:span></text:p>
      <text:p text:style-name="P41"><text:span text:style-name="Strong_20_Emphasis"><text:span text:style-name="T31"/></text:span></text:p>
      <text:list xml:id="list132647833515084" text:continue-numbering="true" text:style-name="L1">
        <text:list-item>
          <text:p text:style-name="P84"><text:span text:style-name="Strong_20_Emphasis"><text:span text:style-name="T15">P</text:span></text:span><text:span text:style-name="Strong_20_Emphasis"><text:span text:style-name="T149">rovision user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5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4">Login any additional </text:span></text:span><text:span text:style-name="Definition"><text:span text:style-name="T214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6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5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6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23"/>
      <text:p text:style-name="P24"/>
      <text:p text:style-name="P33"><text:span text:style-name="T140">End of checklist,</text:span><text:span text:style-name="T141"> </text:span><text:span text:style-name="Strong_20_Emphasis"><text:span text:style-name="T104"><text:user-field-get text:name="Distro">Ubuntu</text:user-field-get></text:span></text:span><text:span text:style-name="T139"><text:s/></text:span><text:span text:style-name="T137"><text:user-field-get text:name="Version">22.04</text:user-field-get></text:span><text:span text:style-name="T137"><text:s/></text:span><text:span text:style-name="T138">LTS</text:span><text:span text:style-name="Strong_20_Emphasis"><text:span text:style-name="T105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40">installation is complete.</text:span></text:p>
      <text:p text:style-name="P11"/>
      <text:p text:style-name="P6"><text:span text:style-name="Emphasis"><text:span text:style-name="T164">Written</text:span></text:span><text:span text:style-name="Emphasis"><text:span text:style-name="T162"> </text:span></text:span><text:span text:style-name="Emphasis"><text:span text:style-name="T164">by</text:span></text:span><text:span text:style-name="Emphasis"><text:span text:style-name="T16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3">Karel Zimmer</text:span></text:span></text:a><text:span text:style-name="Emphasis"><text:span text:style-name="T162">, </text:span></text:span><text:a xlink:type="simple" xlink:href="https://creativecommons.org/publicdomain/zero/1.0" text:style-name="Internet_20_link" text:visited-style-name="Visited_20_Internet_20_Link"><text:span text:style-name="Emphasis"><text:span text:style-name="T166">CC0 1.0 Universal</text:span></text:span></text:a><text:span text:style-name="Emphasis"><text:span text:style-name="T165"> </text:span></text:span><text:span text:style-name="Emphasis"><text:span text:style-name="T167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125521C621B2706B.png" xlink:type="simple" xlink:show="embed" xlink:actuate="onLoad" draw:mime-type="image/png"/></draw:frame></draw:a></text:span></text:span><text:span text:style-name="Emphasis"><text:span text:style-name="T23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64126233E49D4545.png" xlink:type="simple" xlink:show="embed" xlink:actuate="onLoad" draw:mime-type="image/png"/></draw:frame></draw:a></text:span></text:span><text:span text:style-name="Emphasis"><text:span text:style-name="T23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31T13:26:46.095363129">31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26:45.945511971</dc:date>
    <meta:keyword>Installatie</meta:keyword>
    <meta:keyword>Checklist</meta:keyword>
    <meta:keyword>Linux</meta:keyword>
    <meta:editing-cycles>6865</meta:editing-cycles>
    <meta:editing-duration>P11DT23H52M14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9" meta:word-count="473" meta:character-count="3001" meta:non-whitespace-character-count="2555"/>
    <meta:user-defined meta:name="Info 1"/>
    <meta:user-defined meta:name="Info 2"/>
    <meta:user-defined meta:name="Info 3"/>
    <meta:user-defined meta:name="Info 4"/>
  </office:meta>
</office:document-meta>
</file>